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fo:margin-left="-0.0451in" table:align="left" style:writing-mode="lr-tb"/>
    </style:style>
    <style:style style:name="Table1.A" style:family="table-column">
      <style:table-column-properties style:column-width="6.6951in"/>
    </style:style>
    <style:style style:name="Table1.1" style:family="table-row">
      <style:table-row-properties style:min-row-height="0.2188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951in" fo:margin-left="-0.0451in" table:align="left" style:writing-mode="lr-tb"/>
    </style:style>
    <style:style style:name="Table2.A" style:family="table-column">
      <style:table-column-properties style:column-width="6.6951in"/>
    </style:style>
    <style:style style:name="Table2.1" style:family="table-row">
      <style:table-row-properties style:min-row-height="0.2188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6951in" fo:margin-left="-0.0451in" table:align="left" style:writing-mode="lr-tb"/>
    </style:style>
    <style:style style:name="Table3.A" style:family="table-column">
      <style:table-column-properties style:column-width="6.6951in"/>
    </style:style>
    <style:style style:name="Table3.1" style:family="table-row">
      <style:table-row-properties style:min-row-height="0.2188in"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6951in" fo:margin-left="-0.0451in" table:align="left" style:writing-mode="lr-tb"/>
    </style:style>
    <style:style style:name="Table4.A" style:family="table-column">
      <style:table-column-properties style:column-width="6.6951in"/>
    </style:style>
    <style:style style:name="Table4.1" style:family="table-row">
      <style:table-row-properties style:min-row-height="0.2188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6951in" fo:margin-left="-0.0451in" table:align="left" style:writing-mode="lr-tb"/>
    </style:style>
    <style:style style:name="Table5.A" style:family="table-column">
      <style:table-column-properties style:column-width="6.6951in"/>
    </style:style>
    <style:style style:name="Table5.1" style:family="table-row">
      <style:table-row-properties style:min-row-height="0.2188in"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fo:font-size="8pt" style:font-size-asian="8pt" style:font-size-complex="8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fo:color="#ff0000"/>
    </style:style>
    <style:style style:name="P8" style:family="paragraph" style:parent-style-name="Standard">
      <style:paragraph-properties fo:margin-left="0.0417in" fo:margin-right="0in" fo:text-indent="0in" style:auto-text-indent="false"/>
    </style:style>
    <style:style style:name="P9" style:family="paragraph" style:parent-style-name="Standard">
      <style:paragraph-properties fo:margin-left="0in" fo:margin-right="0in" fo:text-indent="0.5in" style:auto-text-indent="false"/>
      <style:text-properties fo:font-size="10pt" style:font-size-asian="10pt" style:font-size-complex="10pt"/>
    </style:style>
    <style:style style:name="P10" style:family="paragraph" style:parent-style-name="Standard">
      <style:paragraph-properties fo:margin-left="0.25in" fo:margin-right="0in" fo:text-indent="0in" style:auto-text-indent="false"/>
    </style:style>
    <style:style style:name="P11" style:family="paragraph" style:parent-style-name="Standard" style:master-page-name="Standard">
      <style:paragraph-properties style:page-number="auto"/>
      <style:text-properties fo:font-size="16pt" style:font-size-asian="16pt" style:font-size-complex="16pt"/>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text-properties fo:font-weight="bold" style:font-weight-asian="bold"/>
    </style:style>
    <style:style style:name="P14" style:family="paragraph" style:parent-style-name="Standard">
      <style:text-properties style:font-name="Bitstream Vera Sans"/>
    </style:style>
    <style:style style:name="P15" style:family="paragraph" style:parent-style-name="Footer">
      <style:paragraph-properties fo:text-align="end" style:justify-single-word="false"/>
      <style:text-properties fo:font-size="8pt" style:font-size-asian="8pt" style:font-size-complex="8pt"/>
    </style:style>
    <style:style style:name="P16" style:family="paragraph" style:parent-style-name="List_20_Paragraph" style:list-style-name="WW8Num5"/>
    <style:style style:name="P17" style:family="paragraph" style:parent-style-name="List_20_Paragraph" style:list-style-name="WW8Num3"/>
    <style:style style:name="P18" style:family="paragraph" style:parent-style-name="List_20_Paragraph" style:list-style-name="WW8Num4"/>
    <style:style style:name="P19" style:family="paragraph" style:parent-style-name="List_20_Paragraph" style:list-style-name="WW8Num13"/>
    <style:style style:name="P20" style:family="paragraph" style:parent-style-name="List_20_Paragraph" style:list-style-name="WW8Num1"/>
    <style:style style:name="P21" style:family="paragraph" style:parent-style-name="List_20_Paragraph" style:list-style-name="WW8Num2"/>
    <style:style style:name="P22" style:family="paragraph" style:parent-style-name="List_20_Paragraph" style:list-style-name="WW8Num6"/>
    <style:style style:name="P23" style:family="paragraph" style:parent-style-name="List_20_Paragraph" style:list-style-name="WW8Num11"/>
    <style:style style:name="T1" style:family="text">
      <style:text-properties fo:font-weight="bold" style:font-weight-asian="bold"/>
    </style:style>
    <style:style style:name="T2" style:family="text">
      <style:text-properties fo:text-transform="uppercase"/>
    </style:style>
    <style:style style:name="T3" style:family="text">
      <style:text-properties fo:text-transform="uppercase" fo:font-weight="bold"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0pt" style:font-size-asian="10pt" style:font-size-complex="10pt"/>
    </style:style>
    <style:style style:name="T7" style:family="text">
      <style:text-properties fo:font-size="10pt" style:text-underline-style="solid" style:text-underline-width="auto" style:text-underline-color="font-color" style:font-size-asian="10pt" style:font-size-complex="10pt"/>
    </style:style>
    <style:style style:name="T8" style:family="text">
      <style:text-properties fo:font-style="italic" style:font-style-asian="italic"/>
    </style:style>
    <style:style style:name="T9" style:family="text">
      <style:text-properties officeooo:rsid="00065983"/>
    </style:style>
    <style:style style:name="T10" style:family="text">
      <style:text-properties officeooo:rsid="0007bff5"/>
    </style:style>
    <style:style style:name="T11" style:family="text">
      <style:text-properties style:font-name="Bitstream Vera Sans" officeooo:rsid="0007bf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Kutztown University</text:p>
      <text:p text:style-name="Standard">Institutional Review Board</text:p>
      <text:p text:style-name="Standard"/>
      <text:p text:style-name="P3">Application for IRB Initial Review</text:p>
      <text:p text:style-name="P2"/>
      <text:p text:style-name="Standard"><text:span text:style-name="T1">Date Submitted</text:span>:<text:tab/><text:tab/><text:tab/></text:p>
      <text:p text:style-name="Standard"/>
      <text:p text:style-name="Standard"><text:span text:style-name="T1">Title of Study</text:span>:</text:p>
      <text:p text:style-name="Standard"/>
      <table:table table:name="Table1" table:style-name="Table1">
        <table:table-column table:style-name="Table1.A"/>
        <table:table-row table:style-name="Table1.1">
          <table:table-cell table:style-name="Table1.A1" office:value-type="string">
            <text:p text:style-name="P8"><text:span text:style-name="T3">Researchers’ Information</text:span><text:span text:style-name="T2"> – </text:span>All student applications and applications submitted by non-university personnel must have a Kutztown University advisor or sponsor. <text:s/></text:p>
          </table:table-cell>
        </table:table-row>
      </table:table>
      <text:p text:style-name="Standard"/>
      <text:p text:style-name="P12">Principal Investigator</text:p>
      <text:p text:style-name="P5"/>
      <text:p text:style-name="Standard">Name of Investigator:</text:p>
      <text:p text:style-name="Standard"/>
      <text:p text:style-name="Standard"><text:tab/><text:span text:style-name="T6">Please check one:</text:span></text:p>
      <text:p text:style-name="Standard"><text:tab/>___Faculty<text:tab/><text:tab/><text:tab/>___Administration/Staff<text:tab/><text:tab/><text:tab/></text:p>
      <text:p text:style-name="Standard"><text:tab/>___Undergraduate student<text:tab/>__<text:span text:style-name="T9">X</text:span>_Graduate student</text:p>
      <text:p text:style-name="Standard"><text:tab/>___Affiliation other than KU <text:span text:style-name="T4"><text:tab/><text:tab/><text:tab/><text:tab/><text:tab/><text:tab/><text:tab/><text:tab/><text:tab/></text:span></text:p>
      <text:p text:style-name="P6"/>
      <text:p text:style-name="Standard">Department/Program/Affiliation:</text:p>
      <text:p text:style-name="Standard">E-mail: <text:span text:style-name="T9">jfeil302@live.kutztown.edu</text:span></text:p>
      <text:p text:style-name="Standard">Phone: <text:span text:style-name="T9">717 490 2168</text:span></text:p>
      <text:p text:style-name="Standard">Fax:</text:p>
      <text:p text:style-name="Standard">Mailing Address: <text:span text:style-name="T9">505 N Clementine St Apt G Oceanside CA 92054</text:span> </text:p>
      <text:p text:style-name="Standard"/>
      <text:p text:style-name="Standard">Date of when the IRB training was completed: <text:span text:style-name="T9">08/28/2017</text:span><text:span text:style-name="T4"><text:tab/><text:tab/></text:span> <text:s/>Submit a copy of the certificate with this application. <text:s/>Applications will not be reviewed until training is verified.</text:p>
      <text:p text:style-name="Standard"/>
      <text:p text:style-name="Standard"><text:span text:style-name="T5">Co-investigator(s) or Sponsor/Advisor</text:span><text:span text:style-name="T4"> (if applicable) </text:span><text:span text:style-name="T7">(copy and paste this section as needed)</text:span></text:p>
      <text:p text:style-name="P6"/>
      <text:p text:style-name="Standard">1. Name:</text:p>
      <text:p text:style-name="Standard"/>
      <text:p text:style-name="Standard"><text:tab/><text:span text:style-name="T6">Please check one:</text:span></text:p>
      <text:p text:style-name="Standard"><text:tab/>___Faculty<text:tab/><text:tab/><text:tab/>___Administration/Staff<text:tab/><text:tab/><text:tab/></text:p>
      <text:p text:style-name="Standard"><text:tab/>___Undergraduate student<text:tab/>___Graduate student</text:p>
      <text:p text:style-name="Standard"><text:tab/>___Affiliation other than KU<text:span text:style-name="T4"><text:tab/><text:tab/><text:tab/><text:tab/><text:tab/><text:tab/><text:tab/><text:tab/></text:span></text:p>
      <text:p text:style-name="P6"/>
      <text:p text:style-name="Standard">Department/Program/Affiliation:</text:p>
      <text:p text:style-name="Standard">E-mail:</text:p>
      <text:p text:style-name="Standard">Phone:</text:p>
      <text:p text:style-name="Standard">Mailing Address </text:p>
      <text:p text:style-name="Standard"/>
      <text:p text:style-name="Standard">Date of when the IRB training was completed:<text:span text:style-name="T4"><text:tab/><text:tab/></text:span> <text:s/>Submit a copy of the certificate with this application. <text:s/>Applications will not be reviewed until training is verified.</text:p>
      <text:p text:style-name="Standard"/>
      <text:p text:style-name="Standard">2. Name:</text:p>
      <text:p text:style-name="Standard"/>
      <text:p text:style-name="P9">Please check one:</text:p>
      <text:p text:style-name="Standard"><text:soft-page-break/><text:tab/>___Faculty<text:tab/><text:tab/><text:tab/>___Administration/Staff<text:tab/><text:tab/><text:tab/></text:p>
      <text:p text:style-name="Standard"><text:tab/>___Undergraduate student<text:tab/>___Graduate student</text:p>
      <text:p text:style-name="Standard"><text:tab/>___Affiliation other than KU <text:span text:style-name="T4"><text:tab/><text:tab/><text:tab/><text:tab/><text:tab/><text:tab/><text:tab/><text:tab/></text:span></text:p>
      <text:p text:style-name="P6"/>
      <text:p text:style-name="Standard">Department/Program/Affiliation:</text:p>
      <text:p text:style-name="Standard">E-mail:</text:p>
      <text:p text:style-name="Standard">Phone:</text:p>
      <text:p text:style-name="Standard">Mailing Address </text:p>
      <text:p text:style-name="Standard"/>
      <text:p text:style-name="Standard">Date of when the IRB training was completed:<text:span text:style-name="T4"><text:tab/><text:tab/></text:span> <text:s/>Submit a copy of the certificate with this application. <text:s/>Applications will not be reviewed until training is verified.</text:p>
      <text:p text:style-name="Standard"/>
      <text:p text:style-name="Standard"><text:span text:style-name="T1">Will there be Research Assistants (RA) involved in this project who will have direct contact with participants and/or identifiable data?</text:span> RA must complete IRB training program.</text:p>
      <text:p text:style-name="Standard">___Yes<text:tab/>_<text:span text:style-name="T9">X</text:span>__No</text:p>
      <text:p text:style-name="P5"/>
      <text:p text:style-name="P5">List any other individuals who will assist or view data:</text:p>
      <text:p text:style-name="P5"/>
      <text:p text:style-name="P5"/>
      <text:p text:style-name="P5"/>
      <table:table table:name="Table2" table:style-name="Table2">
        <table:table-column table:style-name="Table2.A"/>
        <table:table-row table:style-name="Table2.1">
          <table:table-cell table:style-name="Table2.A1" office:value-type="string">
            <text:p text:style-name="P8"><text:span text:style-name="T3">PROJECT TYPE AND FUNDING</text:span> <text:s/></text:p>
          </table:table-cell>
        </table:table-row>
      </table:table>
      <text:p text:style-name="Standard"/>
      <text:p text:style-name="P5">Type of project:</text:p>
      <text:p text:style-name="Standard"><text:tab/></text:p>
      <text:p text:style-name="Standard">___ Faculty/Staff project to be submitted for external funding</text:p>
      <text:p text:style-name="Standard"><text:tab/><text:tab/>-Funding institution or agency:</text:p>
      <text:p text:style-name="Standard"><text:tab/><text:tab/>-Date of grant submission:</text:p>
      <text:p text:style-name="Standard"><text:tab/><text:span text:style-name="T8">Include copies of grant applications with this application.</text:span></text:p>
      <text:p text:style-name="Standard">___ Faculty/Staff project NOT to be submitted for external funding</text:p>
      <text:p text:style-name="Standard">_X_ Master’s thesis</text:p>
      <text:p text:style-name="Standard">___ Class project (provide course name and number:<text:span text:style-name="T4"><text:tab/><text:tab/><text:tab/><text:tab/><text:tab/></text:span>)</text:p>
      <text:p text:style-name="Standard">___ Other<text:span text:style-name="T4"><text:tab/><text:tab/><text:tab/><text:tab/><text:tab/><text:tab/><text:tab/><text:tab/><text:tab/><text:tab/><text:tab/></text:span></text:p>
      <text:p text:style-name="P6"/>
      <text:p text:style-name="P5">How will this research be funded?</text:p>
      <text:p text:style-name="P5"/>
      <text:p text:style-name="Standard">_X_ Non-funded research</text:p>
      <text:p text:style-name="Standard">___ Internally funded (department, college, university)</text:p>
      <text:p text:style-name="Standard">___ Externally funded (state, federal, private)</text:p>
      <text:p text:style-name="Standard">___ Corporate sponsor</text:p>
      <text:p text:style-name="Standard">___ Other, please describe<text:span text:style-name="T4"><text:tab/><text:tab/><text:tab/><text:tab/><text:tab/><text:tab/><text:tab/><text:tab/><text:tab/></text:span></text:p>
      <text:p text:style-name="P6"/>
      <text:p text:style-name="Standard"/>
      <table:table table:name="Table3" table:style-name="Table3">
        <table:table-column table:style-name="Table3.A"/>
        <table:table-row table:style-name="Table3.1">
          <table:table-cell table:style-name="Table3.A1" office:value-type="string">
            <text:p text:style-name="P8"><text:span text:style-name="T3">RESEARCH PROJECT DESCRIPTION</text:span> <text:s/></text:p>
          </table:table-cell>
        </table:table-row>
      </table:table>
      <text:p text:style-name="P4"/>
      <text:p text:style-name="Standard">You must give the IRB enough information to enable them to make judgments regarding the status, approval or disapproval of your research. <text:s/>So it is very important that you answer each question and section carefully and completely. <text:s/>If a section or subpart does not apply to your research, please indicate this by putting “N/A” in that space. <text:s/>Use as much space as you need. <text:s/>If the IRB doesn’t have enough information to make an adequate judgment, it will table your submission and request additional information. <text:s/>This can cause significant delays in the process.</text:p>
      <text:p text:style-name="Standard"><text:soft-page-break/></text:p>
      <text:p text:style-name="Standard">Please use language and terminology that is understandable by people who are unfamiliar with your area of research.</text:p>
      <text:p text:style-name="Standard"/>
      <text:p text:style-name="P5">A. <text:s/>Purpose and Significance of the Research Study</text:p>
      <text:p text:style-name="P5"/>
      <text:list xml:id="list2745433427" text:style-name="WW8Num5">
        <text:list-item>
          <text:p text:style-name="P16">Clearly explain the goals and/or hypotheses of this study, including their significance.</text:p>
        </text:list-item>
      </text:list>
      <text:p text:style-name="Standard"><text:tab/><text:span text:style-name="T11">The goal of this study is to gain insights into the experience of university students with visual impairment or blindness. The significance is to provide me with enough market research to hopefully make an application that will be useful to the target market.</text:span></text:p>
      <text:p text:style-name="Standard"/>
      <text:list xml:id="list220061059636081" text:continue-numbering="true" text:style-name="WW8Num5">
        <text:list-item>
          <text:p text:style-name="P16">Give a brief description of the most recent relevant research in this area <text:span text:style-name="T8">(cite sources)</text:span> and how your goals relate.</text:p>
        </text:list-item>
      </text:list>
      <text:p text:style-name="Standard"/>
      <text:p text:style-name="Standard"/>
      <text:p text:style-name="P5">B. <text:s/>Participants in this Study</text:p>
      <text:p text:style-name="P5"/>
      <text:list xml:id="list903265828" text:style-name="WW8Num3">
        <text:list-item>
          <text:p text:style-name="P17">Identify all participant groups (e.g. undergraduate students, teachers, elementary school students, administrators, other groups). <text:s/>Describe the basic characteristics of each group (including anticipated number of participants from each group, age range).</text:p>
        </text:list-item>
      </text:list>
      <text:p text:style-name="P14"><text:tab/><text:span text:style-name="T10">Target group is undergraduate and graduate students.</text:span></text:p>
      <text:p text:style-name="P14"><text:tab/><text:span text:style-name="T10">Basic characteristic of participants is visual impairment or blindness. I do not know how many participants to expect, I am hoping for at least 10 good replies.</text:span></text:p>
      <text:p text:style-name="Standard"/>
      <text:p text:style-name="Standard"/>
      <text:list xml:id="list220061534434348" text:continue-numbering="true" text:style-name="WW8Num3">
        <text:list-item>
          <text:p text:style-name="P17">Describe any specific requirements for including or excluding individuals from participation (e.g. particular gender or racial/ethnic background) and the rationale for the exclusion.</text:p>
        </text:list-item>
      </text:list>
      <text:p text:style-name="Standard"/>
      <text:p text:style-name="Standard"/>
      <text:p text:style-name="Standard"/>
      <text:list xml:id="list220061497872418" text:continue-numbering="true" text:style-name="WW8Num3">
        <text:list-item>
          <text:p text:style-name="P17">If this research involves vulnerable populations (e.g. minors, the mentally disabled, persons whose competency might be questioned, prisoners, pregnant women, or any others whose ability to give a fully informed consent might be questioned), justify their inclusion.</text:p>
        </text:list-item>
      </text:list>
      <text:p text:style-name="Standard"/>
      <text:p text:style-name="Standard"/>
      <text:p text:style-name="Standard"/>
      <text:p text:style-name="Standard"/>
      <text:list xml:id="list220059940755800" text:continue-numbering="true" text:style-name="WW8Num3">
        <text:list-item>
          <text:p text:style-name="P17">Describe any relationship(s) between <text:span text:style-name="T4">any</text:span> researchers involved with this study and potential participants (e.g. professor-student, resident assistant-resident, supervisor-employee). <text:s/>Please note that existing relationships between a researcher and potential research participants create special concerns related to recruitment, informed consent and confidentiality of research data that must be addressed in subsequent sections of this protocol.</text:p>
        </text:list-item>
      </text:list>
      <text:p text:style-name="Standard"/>
      <text:p text:style-name="Standard"/>
      <text:p text:style-name="Standard"/>
      <text:p text:style-name="Standard"><text:soft-page-break/></text:p>
      <text:p text:style-name="P5">C. <text:s/>Identification and Recruitment of Potential Participants</text:p>
      <text:p text:style-name="P10">Attach copies of ALL materials that will be used to recruit participants (e.g. letters, advertisements, flyers, posters, email scripts)</text:p>
      <text:p text:style-name="P5"/>
      <text:list xml:id="list2359794505" text:style-name="WW8Num4">
        <text:list-item>
          <text:p text:style-name="P18">Describe how you will gain access to potential participants, how participants will be contacted, and what information will be given during the recruitment process.</text:p>
        </text:list-item>
      </text:list>
      <text:p text:style-name="Standard"/>
      <text:p text:style-name="Standard"/>
      <text:p text:style-name="Standard"/>
      <text:p text:style-name="Standard"/>
      <text:list xml:id="list220059472078429" text:continue-numbering="true" text:style-name="WW8Num4">
        <text:list-item>
          <text:p text:style-name="P18">If participants will receive compensation in any way for their participation (e.g. money, course credit), indicate the type and the amount, the method of distribution of compensation and identify the source(s) of funds used for the compensation.</text:p>
        </text:list-item>
      </text:list>
      <text:p text:style-name="Standard"/>
      <text:p text:style-name="Standard"/>
      <text:p text:style-name="Standard"/>
      <text:p text:style-name="Standard"/>
      <text:list xml:id="list220061339792759" text:continue-numbering="true" text:style-name="WW8Num4">
        <text:list-item>
          <text:p text:style-name="P18">Will participants and/or data be accessed from a cooperating institution (e.g., school, university, business, agency)? <text:s/>If yes, a permission letter signed by an appropriate official (on the cooperating institution’s letterhead) granting access to participants and/or data must be provided to the IRB committee.</text:p>
        </text:list-item>
      </text:list>
      <text:p text:style-name="Standard"/>
      <text:p text:style-name="Standard"/>
      <text:p text:style-name="P5">D. <text:s/>Interventions, Assessment Procedures and Other Sources of Data </text:p>
      <text:p text:style-name="P10">Attach copies of everything that is being used for the purposes of this study (e.g. tests, surveys, observation recording sheets, interview questions, laboratory reporting sheets, debriefing materials).</text:p>
      <text:p text:style-name="Standard"/>
      <text:list xml:id="list30989418" text:style-name="WW8Num13">
        <text:list-item>
          <text:p text:style-name="P19">Describe your procedure, including all testing, observations, interviewing, interventions, educational programs or laboratory procedures. <text:s/>Describe how data will be recorded (e.g. video or audiotape, notes). <text:s/>Give approximate amount of time needed from subjects.</text:p>
        </text:list-item>
      </text:list>
      <text:p text:style-name="Standard"/>
      <text:p text:style-name="Standard"/>
      <text:p text:style-name="Standard"/>
      <text:p text:style-name="Standard"/>
      <text:p text:style-name="Standard"/>
      <text:list xml:id="list220059520906136" text:continue-numbering="true" text:style-name="WW8Num13">
        <text:list-item>
          <text:p text:style-name="P19">What data or information will be collected?</text:p>
        </text:list-item>
      </text:list>
      <text:p text:style-name="Standard"/>
      <text:p text:style-name="Standard"/>
      <text:p text:style-name="Standard"/>
      <text:list xml:id="list220061223268894" text:continue-numbering="true" text:style-name="WW8Num13">
        <text:list-item>
          <text:p text:style-name="P19">If this study is using archival data (data that has already been collected for other purposes than this study that has been on file), describe the nature of the data archive. <text:s/>Explain which data is to be accessed for this study and how it will be accessed. <text:s/>If data are publicly available, state this. <text:s/>If not, explain how you will get access to the data and attach documentation that you have authorization to do so.</text:p>
        </text:list-item>
      </text:list>
      <text:p text:style-name="Standard"/>
      <text:p text:style-name="Standard"/>
      <text:p text:style-name="Standard"/>
      <text:list xml:id="list220060414729161" text:continue-numbering="true" text:style-name="WW8Num13">
        <text:list-item>
          <text:p text:style-name="P19">Is the research involving the collection and/or use of health (physical or psychological) data from a healthcare provider (hospital, physician’s office, health departments, etc.)? <text:s/>If <text:soft-page-break/>yes, you may need to follow the guidelines established by the Health Information Portability and Accountability Act (HIPAA).</text:p>
        </text:list-item>
      </text:list>
      <text:p text:style-name="Standard"/>
      <text:p text:style-name="Standard"/>
      <text:p text:style-name="Standard"/>
      <text:list xml:id="list220060520763567" text:continue-numbering="true" text:style-name="WW8Num13">
        <text:list-item>
          <text:p text:style-name="P19">If this study is a qualitative or oral history project that involves unstructured or semi-structured interviews or observations, provide a detailed description of the <text:tab/>nature and scope of these procedures. <text:s/>Include the purpose of the interviews or observations, where they will take place, by whom they will be conducted, expected length of time, type of information and general areas of information to be covered and sample questions and/or behaviors to be observed.</text:p>
        </text:list-item>
      </text:list>
      <text:p text:style-name="Standard"/>
      <text:p text:style-name="Standard"/>
      <text:p text:style-name="Standard"/>
      <text:list xml:id="list220059840114084" text:continue-numbering="true" text:style-name="WW8Num13">
        <text:list-item>
          <text:p text:style-name="P19">Where will the study take place?</text:p>
        </text:list-item>
      </text:list>
      <text:p text:style-name="Standard"/>
      <text:p text:style-name="Standard"/>
      <text:p text:style-name="Standard"/>
      <text:list xml:id="list220059974728074" text:continue-numbering="true" text:style-name="WW8Num13">
        <text:list-item>
          <text:p text:style-name="P19">If deception is involved or if information will be withheld from participants, describe the type of deception or the information being withheld and explain why this is necessary. <text:s/>Describe your procedures for debriefing participants. Include a copy of the debriefing statement with this application. <text:s/></text:p>
        </text:list-item>
      </text:list>
      <text:p text:style-name="Standard"/>
      <text:p text:style-name="Standard"/>
      <text:p text:style-name="Standard"/>
      <text:p text:style-name="P5">E. <text:s/>Potential Risks to Participants and Procedures to Minimize These Risks</text:p>
      <text:p text:style-name="P5"/>
      <text:list xml:id="list3924127320" text:style-name="WW8Num1">
        <text:list-item>
          <text:p text:style-name="P20">Discuss any physical, psychological, financial, social/economic or legal risks, or harm from breaches of confidentiality that might result from participation in this study and assess the likelihood and seriousness of these risks. <text:s/>Explain why it is necessary to expose participants to potential risks.</text:p>
        </text:list-item>
      </text:list>
      <text:p text:style-name="Standard"/>
      <text:p text:style-name="Standard"/>
      <text:p text:style-name="Standard"/>
      <text:list xml:id="list220060524507920" text:continue-numbering="true" text:style-name="WW8Num1">
        <text:list-item>
          <text:p text:style-name="P20">For each risk identified, describe actions that will be taken to minimize the risk.</text:p>
        </text:list-item>
      </text:list>
      <text:p text:style-name="Standard"/>
      <text:p text:style-name="Standard"/>
      <text:p text:style-name="Standard"/>
      <text:p text:style-name="P5">F. <text:s/>Benefit/Risk Assessment</text:p>
      <text:p text:style-name="P5"/>
      <text:list xml:id="list1048290131" text:style-name="WW8Num2">
        <text:list-item>
          <text:p text:style-name="P21">What are the potential benefits of the research? <text:s/>(Please note – if participants will not benefit directly in any way from their participation, state this. <text:s/>Compensation, including course credit, is not considered a benefit.) <text:s/>Do benefits outweigh potential risks?</text:p>
        </text:list-item>
      </text:list>
      <text:p text:style-name="Standard"/>
      <text:p text:style-name="Standard"/>
      <text:p text:style-name="Standard"/>
      <text:list xml:id="list220060637183836" text:continue-numbering="true" text:style-name="WW8Num2">
        <text:list-item>
          <text:p text:style-name="P21">If benefits do not outweigh risks, explain why this project is justified.</text:p>
        </text:list-item>
      </text:list>
      <text:p text:style-name="Standard"/>
      <text:p text:style-name="Standard"/>
      <text:p text:style-name="Standard"/>
      <text:p text:style-name="P5">G. Procedures Used to Protect the Anonymity and/or Confidentiality of Participants </text:p>
      <text:p text:style-name="Standard"><text:soft-page-break/><text:span text:style-name="T1"><text:s text:c="5"/>and Records Management</text:span> </text:p>
      <text:p text:style-name="P10">Records (including consents) must be maintained for as long as applicable regulations require.</text:p>
      <text:p text:style-name="Standard"/>
      <text:list xml:id="list4028183439" text:style-name="WW8Num6">
        <text:list-item>
          <text:p text:style-name="P22">Explain how data will be recorded (describe any coding procedure). <text:s/>Will anyone besides the principal investigator and co-investigators have access to the raw data or any other form of data (please describe)? How will data be reported if presented or published (particularly important – will identifying information be masked)? </text:p>
        </text:list-item>
      </text:list>
      <text:p text:style-name="Standard"/>
      <text:p text:style-name="Standard"/>
      <text:list xml:id="list220060029906090" text:continue-numbering="true" text:style-name="WW8Num6">
        <text:list-item>
          <text:p text:style-name="P22">Explain any limits to confidentiality (e.g. child abuse reporting laws, individuals besides the researchers who will have access to data).</text:p>
        </text:list-item>
      </text:list>
      <text:p text:style-name="Standard"/>
      <text:p text:style-name="Standard"/>
      <text:list xml:id="list220060761415007" text:continue-numbering="true" text:style-name="WW8Num6">
        <text:list-item>
          <text:p text:style-name="P22">If Internet or Web-based surveys are being used, describe procedures for ensuring that confidentiality is protected.</text:p>
        </text:list-item>
      </text:list>
      <text:p text:style-name="Standard"/>
      <text:p text:style-name="Standard"/>
      <text:list xml:id="list220061024484111" text:continue-numbering="true" text:style-name="WW8Num6">
        <text:list-item>
          <text:p text:style-name="P22">How will records be stored during the study? <text:s/>What will happen to records at the conclusion of the study? <text:s/>(Please refer to the IRB website for policy and procedure on record retention.) <text:s/>What will happen to data at the conclusion of the study?</text:p>
        </text:list-item>
      </text:list>
      <text:p text:style-name="Standard"/>
      <text:p text:style-name="Standard"/>
      <text:list xml:id="list220060397549022" text:continue-numbering="true" text:style-name="WW8Num6">
        <text:list-item>
          <text:p text:style-name="P22">If audiotaping or videotaping is conducted, describe how tapes will be stored and what will happen to them at the conclusion of the study?</text:p>
        </text:list-item>
      </text:list>
      <text:p text:style-name="Standard"/>
      <text:p text:style-name="Standard"/>
      <text:list xml:id="list220061517758996" text:continue-numbering="true" text:style-name="WW8Num6">
        <text:list-item>
          <text:p text:style-name="P22">Describe how records (e.g. consents, survey, tapes, notes) will be destroyed. <text:s/>If records will not be destroyed, please explain why not. <text:s/>Until records are destroyed, they must be kept in a secure place, accessed only by the investigator, co-investigators or sponsor/advisor. </text:p>
        </text:list-item>
      </text:list>
      <text:p text:style-name="Standard"/>
      <text:p text:style-name="Standard"/>
      <text:list xml:id="list220060734887902" text:continue-numbering="true" text:style-name="WW8Num6">
        <text:list-item>
          <text:p text:style-name="P22">Expected length of time for study to be completed (data collection and analysis)?</text:p>
        </text:list-item>
      </text:list>
      <text:p text:style-name="Standard"/>
      <text:p text:style-name="Standard"/>
      <text:p text:style-name="Standard"><text:span text:style-name="T1">H. Informed consent</text:span> - <text:span text:style-name="T1">Attach consent and assent forms and/or script for oral explanation <text:s text:c="2"/></text:span></text:p>
      <text:p text:style-name="Standard"><text:span text:style-name="T1"><text:s text:c="5"/>(if any).</text:span> <text:s/></text:p>
      <text:p text:style-name="P10">More information about what is required and templates of informed consent / assent are provided on the IRB website. <text:s/>All forms should be readable and must be presented in age and developmentally appropriate language. <text:s/></text:p>
      <text:p text:style-name="Standard"/>
      <text:list xml:id="list2676858632" text:style-name="WW8Num11">
        <text:list-item>
          <text:p text:style-name="P23">Describe the process involved in obtaining informed consent (e.g. when, where, who, and how)</text:p>
        </text:list-item>
      </text:list>
      <text:p text:style-name="Standard"/>
      <text:p text:style-name="Standard"/>
      <text:p text:style-name="Standard"/>
      <text:list xml:id="list220060809005014" text:continue-numbering="true" text:style-name="WW8Num11">
        <text:list-item>
          <text:p text:style-name="P23">If subjects include members of vulnerable populations or are vulnerable because of their relationship with the researcher, explain what special procedures will be followed to ensure informed and voluntary consent. <text:s/></text:p>
        </text:list-item>
      </text:list>
      <text:p text:style-name="Standard"/>
      <text:p text:style-name="Standard"><text:soft-page-break/></text:p>
      <text:p text:style-name="Standard"/>
      <text:list xml:id="list220060225255249" text:continue-numbering="true" text:style-name="WW8Num11">
        <text:list-item>
          <text:p text:style-name="P23">If potential participants are minors, describe procedures for obtaining their assent to research and procedures for obtaining parental or guardian consent. <text:s/></text:p>
        </text:list-item>
      </text:list>
      <text:p text:style-name="Standard"/>
      <text:p text:style-name="Standard"/>
      <text:p text:style-name="Standard"/>
      <text:list xml:id="list220061198906610" text:continue-numbering="true" text:style-name="WW8Num11">
        <text:list-item>
          <text:p text:style-name="P23">If you believe your project requires a waiver or alteration of informed consent, or a waiver of the requirement to obtain a signed consent, you must request a waiver. <text:s/>Complete the appropriate form provided on the IRB website and attach it to the end of this application.</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P8"><text:span text:style-name="T3">TyPES OF REVIEW</text:span> <text:s/></text:p>
          </table:table-cell>
        </table:table-row>
      </table:table>
      <text:p text:style-name="Standard"/>
      <text:p text:style-name="Standard">Please indicate which category you are applying for review. <text:s/>Please note that the IRB Committee will make the final determination for type of review. <text:s/>If applying for an exempt or expedited review, you must indicate the category number. <text:s/>The category numbers are located on the IRB website located at <text:a xlink:type="simple" xlink:href="http://www2.kutztown.edu/about-ku/administrative-offices/grants-and-sponsored-projects/institutional-review-board.htm" text:style-name="Internet_20_link" text:visited-style-name="Visited_20_Internet_20_Link"><text:span text:style-name="Internet_20_link">http://www2.kutztown.edu/about-ku/administrative-offices/grants-and-sponsored-projects/institutional-review-board.htm</text:span></text:a>, under Types of Review.</text:p>
      <text:p text:style-name="Standard"/>
      <text:p text:style-name="Standard">___Exempt Review <text:tab/>(Indicate category number 1a – 1f) __________</text:p>
      <text:p text:style-name="Standard">___Expedited Review<text:tab/>(Indicate category number 2a – 2g) __________</text:p>
      <text:p text:style-name="Standard">___Full Review</text:p>
      <text:p text:style-name="Standard"/>
      <text:p text:style-name="Standard"/>
      <text:p text:style-name="Standard"/>
      <table:table table:name="Table5" table:style-name="Table5">
        <table:table-column table:style-name="Table5.A"/>
        <table:table-row table:style-name="Table5.1">
          <table:table-cell table:style-name="Table5.A1" office:value-type="string">
            <text:p text:style-name="P8"><text:span text:style-name="T3">SIGNATURES</text:span><text:span text:style-name="T2"> - </text:span>All student applications and applications submitted by non-university personnel must have a Kutztown University advisor or sponsor. <text:s/></text:p>
          </table:table-cell>
        </table:table-row>
      </table:table>
      <text:p text:style-name="Standard"/>
      <text:p text:style-name="P5">The principal investigator, co-investigators and the advisor/sponsor must sign the application. <text:s/>By signing and submitting the application to the IRB, all parties listed agree that they have read and agree to the following statements. <text:s/></text:p>
      <text:p text:style-name="P5"/>
      <text:p text:style-name="Standard">I understand that I have responsibility for the protection of the rights and welfare of human subjects and the ethical conduct of this research project. <text:s/></text:p>
      <text:p text:style-name="Standard"/>
      <text:p text:style-name="Standard">I agree to comply with all Kutztown University policies and procedures, applicable federal, state and local laws, and the ethical principles of my profession.</text:p>
      <text:p text:style-name="Standard"/>
      <text:p text:style-name="Standard">I have completed the required IRB training within the last three years.</text:p>
      <text:p text:style-name="P7"/>
      <text:p text:style-name="Standard">I understand that if any revisions/changes are made in the project I must obtain IRB review and approval prior to implementation of changes.</text:p>
      <text:p text:style-name="Standard"/>
      <text:p text:style-name="Standard">I understand that IRB approval is only for one year (except exempt applications). <text:s/>If my research will continue beyond one year, I will file the yearly review form with the IRB prior to the expiration date. <text:s/>I understand that failure to file may result in termination of the project and require resubmission as a new project.</text:p>
      <text:p text:style-name="Standard"/>
      <text:p text:style-name="Standard"><text:soft-page-break/>I will immediately report any adverse events or unanticipated problems to the IRB.</text:p>
      <text:p text:style-name="Standard"/>
      <text:p text:style-name="Standard">I understand that no part of the proposed research described in this application may be carried out until I have received final approval from the IRB.</text:p>
      <text:p text:style-name="Standard"/>
      <text:p text:style-name="Standard">Additional statement for advisors/sponsors - I understand that I am the primary responsible party for legal and ethical performance of this project. <text:s/>I certify that I have read and approved this protocol and I agree to meet with the principal investigator(s) on a regular basis to review project progress and help resolve any problems which arise. <text:s/>I also certify that I will provide written approval of all revisions and additions to this protocol.</text:p>
      <text:p text:style-name="Standard"><text:s text:c="4"/></text:p>
      <text:p text:style-name="Standard"/>
      <text:p text:style-name="Standard">Principal investigator:</text:p>
      <text:p text:style-name="Standard"/>
      <text:p text:style-name="P6"><text:tab/><text:tab/><text:tab/><text:tab/><text:tab/><text:tab/><text:tab/><text:tab/></text:p>
      <text:p text:style-name="Standard">Name (please print)</text:p>
      <text:p text:style-name="Standard"/>
      <text:p text:style-name="Standard"/>
      <text:p text:style-name="Standard"><text:span text:style-name="T4"><text:tab/><text:tab/><text:tab/><text:tab/><text:tab/><text:tab/><text:tab/><text:tab/></text:span><text:tab/><text:span text:style-name="T4"><text:tab/><text:tab/></text:span></text:p>
      <text:p text:style-name="Standard">Signature<text:tab/><text:tab/><text:tab/><text:tab/><text:tab/><text:tab/><text:tab/><text:tab/>Date</text:p>
      <text:p text:style-name="Standard"/>
      <text:p text:style-name="Standard"/>
      <text:p text:style-name="Standard"/>
      <text:p text:style-name="Standard"/>
      <text:p text:style-name="Standard">Co-investigators (if applicable) <text:span text:style-name="T6">(copy and paste additional signatures lines as needed)</text:span>:</text:p>
      <text:p text:style-name="Standard"/>
      <text:p text:style-name="Standard"/>
      <text:p text:style-name="P6"><text:tab/><text:tab/><text:tab/><text:tab/><text:tab/><text:tab/><text:tab/><text:tab/></text:p>
      <text:p text:style-name="Standard">Name (please print)</text:p>
      <text:p text:style-name="Standard"/>
      <text:p text:style-name="Standard"/>
      <text:p text:style-name="Standard"><text:span text:style-name="T4"><text:tab/><text:tab/><text:tab/><text:tab/><text:tab/><text:tab/><text:tab/><text:tab/></text:span><text:tab/><text:span text:style-name="T4"><text:tab/><text:tab/></text:span></text:p>
      <text:p text:style-name="Standard">Signature<text:tab/><text:tab/><text:tab/><text:tab/><text:tab/><text:tab/><text:tab/><text:tab/>Date</text:p>
      <text:p text:style-name="Standard"/>
      <text:p text:style-name="Standard"/>
      <text:p text:style-name="Standard"/>
      <text:p text:style-name="P6"><text:tab/><text:tab/><text:tab/><text:tab/><text:tab/><text:tab/><text:tab/><text:tab/></text:p>
      <text:p text:style-name="Standard">Name (please print)</text:p>
      <text:p text:style-name="Standard"/>
      <text:p text:style-name="Standard"/>
      <text:p text:style-name="Standard"><text:span text:style-name="T4"><text:tab/><text:tab/><text:tab/><text:tab/><text:tab/><text:tab/><text:tab/><text:tab/></text:span><text:tab/><text:span text:style-name="T4"><text:tab/><text:tab/></text:span></text:p>
      <text:p text:style-name="Standard">Signature<text:tab/><text:tab/><text:tab/><text:tab/><text:tab/><text:tab/><text:tab/><text:tab/>Date</text:p>
      <text:p text:style-name="Standard"/>
      <text:p text:style-name="Standard"/>
      <text:p text:style-name="Standard"/>
      <text:p text:style-name="Standard">Advisor / Sponsor (if applicable):</text:p>
      <text:p text:style-name="Standard"/>
      <text:p text:style-name="Standard"/>
      <text:p text:style-name="P6"><text:tab/><text:tab/><text:tab/><text:tab/><text:tab/><text:tab/><text:tab/><text:tab/></text:p>
      <text:p text:style-name="Standard">Name (please print)</text:p>
      <text:p text:style-name="Standard"/>
      <text:p text:style-name="Standard"><text:soft-page-break/></text:p>
      <text:p text:style-name="Standard"><text:span text:style-name="T4"><text:tab/><text:tab/><text:tab/><text:tab/><text:tab/><text:tab/><text:tab/><text:tab/></text:span><text:tab/><text:span text:style-name="T4"><text:tab/><text:tab/></text:span></text:p>
      <text:p text:style-name="Standard">Signature<text:tab/><text:tab/><text:tab/><text:tab/><text:tab/><text:tab/><text:tab/><text:tab/>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footer>
        <text:p text:style-name="MP1">08.21.2014</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ff - Can the following be put on the link to the application somewhere</dc:title>
    <dc:subject/>
    <meta:keyword/>
    <meta:initial-creator>rauenzah</meta:initial-creator>
    <meta:creation-date>2013-09-20T12:16:00</meta:creation-date>
    <dc:date>2018-09-13T22:00:59.027177991</dc:date>
    <meta:print-date>2009-11-16T12:40:00</meta:print-date>
    <meta:editing-cycles>5</meta:editing-cycles>
    <meta:editing-duration>PT12M12S</meta:editing-duration>
    <meta:generator>LibreOffice/6.0.3.2$Linux_X86_64 LibreOffice_project/00m0$Build-2</meta:generator>
    <meta:document-statistic meta:table-count="5" meta:image-count="0" meta:object-count="0" meta:page-count="9" meta:paragraph-count="146" meta:word-count="2115" meta:character-count="14474" meta:non-whitespace-character-count="12223"/>
  </office:meta>
</office:document-meta>
</file>